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Standard">
      <style:text-properties officeooo:rsid="001f77b6" officeooo:paragraph-rsid="001f77b6"/>
    </style:style>
    <style:style style:name="P2" style:family="paragraph" style:parent-style-name="Text_20_body">
      <style:text-properties officeooo:rsid="001f77b6" officeooo:paragraph-rsid="001f77b6"/>
    </style:style>
    <style:style style:name="P3" style:family="paragraph" style:parent-style-name="Text_20_body">
      <style:text-properties officeooo:rsid="001fd452" officeooo:paragraph-rsid="00250a58"/>
    </style:style>
    <style:style style:name="P4" style:family="paragraph" style:parent-style-name="Text_20_body">
      <style:text-properties officeooo:rsid="003c7642" officeooo:paragraph-rsid="003c7642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fd452" style:font-weight-asian="bold" style:font-weight-complex="bold"/>
    </style:style>
    <style:style style:name="T3" style:family="text">
      <style:text-properties officeooo:rsid="001fd452"/>
    </style:style>
    <style:style style:name="T4" style:family="text">
      <style:text-properties fo:font-weight="normal" officeooo:rsid="00299a32" style:font-weight-asian="normal" style:font-weight-complex="normal"/>
    </style:style>
    <style:style style:name="T5" style:family="text">
      <style:text-properties officeooo:rsid="00299a32"/>
    </style:style>
    <style:style style:name="T6" style:family="text">
      <style:text-properties officeooo:rsid="002bea68"/>
    </style:style>
    <style:style style:name="T7" style:family="text">
      <style:text-properties officeooo:rsid="003c7642"/>
    </style:style>
    <style:style style:name="T8" style:family="text">
      <style:text-properties officeooo:rsid="003c968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Laborationsdata</text:h>
      <text:p text:style-name="P2"><text:span text:style-name="T1">Namn:</text:span> Thomas Nordenmark<text:line-break/><text:span text:style-name="T1">LoginID:</text:span> thno1200<text:line-break/><text:span text:style-name="T1">Lab </text:span><text:span text:style-name="T2">nr</text:span><text:span text:style-name="T1">: </text:span><text:span text:style-name="T4">3</text:span><text:line-break/><text:span text:style-name="T1">Datum:</text:span> 2013-1<text:span text:style-name="T5">2</text:span>-<text:span text:style-name="T5">09</text:span><text:line-break/><text:span text:style-name="T1">Utvecklingsmiljö:</text:span> <text:span text:style-name="T3">Arch Linux x64, QT Creator IDE 2.8.1</text:span>, G<text:span text:style-name="T3">CC</text:span> 4.8.2<text:line-break/></text:p>
      <text:h text:style-name="Heading_20_1" text:outline-level="1">Filer</text:h>
      <text:p text:style-name="P3">lab<text:span text:style-name="T6">3</text:span>_upg1.cpp<text:line-break/>lab<text:span text:style-name="T6">3</text:span>_upg2.cpp<text:line-break/><text:span text:style-name="T7">lab3_upg3.cpp</text:span></text:p>
      <text:p text:style-name="P1"/>
      <text:h text:style-name="Heading_20_1" text:outline-level="1">Slutsatser och kommentarer</text:h>
      <text:p text:style-name="P4"><text:span text:style-name="T8">Lite frustrerad är en underdrift när det gäller ASCII. </text:span>Länkade ett fungerande program för uppgift 3 i inlämningskommentarerna, <text:span text:style-name="T8">men skickar in igen</text:span>. <text:span text:style-name="T8">Du nämner att du använder en bool, jag använder mig av samma sorts villkor men alternerar värde på variabeln key mellan rot7 och rot13 istället. Funktionen bör vara densamma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8.5pt" draw:shadow-offset-y="8.5pt" draw:start-line-spacing-horizontal="8.02pt" draw:start-line-spacing-vertical="8.02pt" draw:end-line-spacing-horizontal="8.02pt" draw:end-line-spacing-vertical="8.02pt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sv" fo:country="SE" style:letter-kerning="true" style:font-name-asian="Arial2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35.49pt" style:writing-mode="page"/>
      <style:text-properties style:use-window-font-color="true" style:font-name="Arial" fo:font-size="12pt" fo:language="sv" fo:country="SE" style:letter-kerning="true" style:font-name-asian="Arial2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11.99pt" fo:margin-bottom="6.01pt" style:contextual-spacing="false" fo:keep-with-next="always"/>
      <style:text-properties style:font-name="Arial1" fo:font-family="Arial" style:font-family-generic="swiss" style:font-pitch="variable" fo:font-size="14pt" style:font-name-asian="Arial2" style:font-family-asian="Arial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pt" fo:margin-bottom="6.01pt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6.01pt" fo:margin-bottom="6.01pt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28.35pt" fo:margin-right="28.35pt" fo:margin-top="0pt" fo:margin-bottom="14.14pt" style:contextual-spacing="false" fo:text-indent="0pt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21.6pt" fo:text-indent="-21.6pt" fo:margin-left="21.6pt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28.8pt" fo:text-indent="-28.8pt" fo:margin-left="28.8pt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36pt" fo:text-indent="-36pt" fo:margin-left="36pt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43.2pt" fo:text-indent="-43.2pt" fo:margin-left="43.2pt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50.4pt" fo:text-indent="-50.4pt" fo:margin-left="50.4pt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57.6pt" fo:text-indent="-57.6pt" fo:margin-left="57.6pt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64.8pt" fo:text-indent="-64.8pt" fo:margin-left="64.8pt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72pt" fo:text-indent="-72pt" fo:margin-left="72pt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79.2pt" fo:text-indent="-79.2pt" fo:margin-left="79.2pt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86.4pt" fo:text-indent="-86.4pt" fo:margin-left="86.4pt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14.14pt" style:num-format="1" text:number-position="left" text:increment="5"/>
  </office:styles>
  <office:automatic-styles>
    <style:page-layout style:name="Mpm1">
      <style:page-layout-properties fo:page-width="595.3pt" fo:page-height="841.89pt" style:num-format="1" style:print-orientation="portrait" fo:margin-top="56.69pt" fo:margin-bottom="56.69pt" fo:margin-left="56.69pt" fo:margin-right="56.69pt" style:writing-mode="lr-tb" style:footnote-max-height="0pt">
        <style:footnote-sep style:width="0.51pt" style:distance-before-sep="2.86pt" style:distance-after-sep="2.86pt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omas Nordenmark</meta:initial-creator>
    <meta:creation-date>2013-11-05T16:25:21.528950812</meta:creation-date>
    <dc:date>2013-12-09T12:23:27.015309495</dc:date>
    <dc:creator>Thomas Nordenmark</dc:creator>
    <meta:editing-duration>PT59M</meta:editing-duration>
    <meta:editing-cycles>35</meta:editing-cycles>
    <meta:generator>LibreOffice/4.1.3.2$Linux_X86_64 LibreOffice_project/410m0$Build-2</meta:generator>
    <meta:document-statistic meta:table-count="0" meta:image-count="0" meta:object-count="0" meta:page-count="1" meta:paragraph-count="6" meta:word-count="79" meta:character-count="545" meta:non-whitespace-character-count="471"/>
  </office:meta>
</office:document-meta>
</file>